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f3a3d"/>
    </style:style>
    <style:style style:name="P2" style:family="paragraph" style:parent-style-name="Heading_20_3">
      <style:text-properties officeooo:paragraph-rsid="000f3a3d"/>
    </style:style>
    <style:style style:name="P3" style:family="paragraph" style:parent-style-name="Text_20_body">
      <style:paragraph-properties fo:text-align="justify" style:justify-single-word="false"/>
      <style:text-properties officeooo:paragraph-rsid="000f3a3d"/>
    </style:style>
    <style:style style:name="T1" style:family="text">
      <style:text-properties officeooo:rsid="002acca7"/>
    </style:style>
    <style:style style:name="T2" style:family="text">
      <style:text-properties officeooo:rsid="00177ee4"/>
    </style:style>
    <style:style style:name="T3" style:family="text">
      <style:text-properties officeooo:rsid="0006258b"/>
    </style:style>
    <style:style style:name="T4" style:family="text">
      <style:text-properties officeooo:rsid="00072b86"/>
    </style:style>
    <style:style style:name="T5" style:family="text">
      <style:text-properties officeooo:rsid="0008629a"/>
    </style:style>
    <style:style style:name="T6" style:family="text">
      <style:text-properties officeooo:rsid="000afb6b"/>
    </style:style>
    <style:style style:name="T7" style:family="text">
      <style:text-properties officeooo:rsid="00092c1f"/>
    </style:style>
    <style:style style:name="T8" style:family="text">
      <style:text-properties officeooo:rsid="0019ec7d"/>
    </style:style>
    <style:style style:name="T9" style:family="text">
      <style:text-properties officeooo:rsid="001a7e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2">1. </text:span>A description of the problem and a discussion of the background. </text:h>
      <text:h text:style-name="P2" text:outline-level="3">1.1. Background</text:h>
      <text:p text:style-name="P3">Alberta is one of the three largest provinces of Canada is a crucial region of the country for tourism. A great part of the Rocky Mountains which is one of the most popular Canadian natural sights is located in Alberta. Such picturesque places as Banff National Park with its iconic Lake Louise, Jasper National Park and Waterton Lakes National Park are some of the <text:span text:style-name="T3">most popular tourist destinations in entire North America.</text:span></text:p>
      <text:p text:style-name="P3">Alberta is also a significant cultural location in Canada offering a variety of tourist attractions such as historical sights, galleries, museums and zoos to its visitors. </text:p>
      <text:p text:style-name="P3">Due to these features, Alberta is an auspicious place for hotel industry, however, not all of the cities or towns are equally good for opening a new hotel. <text:span text:style-name="T4">Large cities are especially appealing to the majority of tourists due to many factors including a variety of places of interest and advanced transport communication including city transportation and means of transport connecting the city with foreign countries. For that reason, the current project is focusing on two greatest cities of Alberta – Edmonton and C</text:span><text:span text:style-name="T5">a</text:span><text:span text:style-name="T4">lgary.</text:span></text:p>
      <text:p text:style-name="P3">While Edmonton is an official capital of Alberta, Calgary is currently the largest city in this province. Taking into consideration these facts, one can expect these cities to be of particular economical and cultural significance and thus, auspicious for opening a new hotel. </text:p>
      <text:h text:style-name="P2" text:outline-level="3"><text:bookmark-start text:name="__RefHeading___Toc368_439991835"/>1.2. Problem<text:bookmark-end text:name="__RefHeading___Toc368_439991835"/></text:h>
      <text:p text:style-name="P3">Both Edmonton and Calgary are potentially auspicious cities for starting hotel business, yet, obviously, the success of such enterprise will differ depending on the choice of a neighbourhood. Furthermore, even though there are many similar features between Edmonton and Calgary such as location or population, their attractiveness to tourists is still not the same. Choosing th<text:span text:style-name="T6">e</text:span> best neighbourhoods in each of these cities for opening a new hotel is a major goal of the current project. In addition to it, the project will also compare the best neighbourhoods from different cities to each other in order to help investors to decide which city is the best for starting their enterprise.</text:p>
      <text:p text:style-name="P3"><text:span text:style-name="T7">In this particular project, t</text:span>he major factor deciding whether a location is suitable for a new hotel which I took into consideration is the amount of tourist attractions such as historical sights, art galleries, concert halls, sports stadiums, bars, pubs, restaurants, shopping malls and parks. Other crucial factor <text:span text:style-name="T8">is</text:span> the amount of hotels in the neighbourhood.</text:p>
      <text:p text:style-name="P3">Finally, I also paid attention to the <text:span text:style-name="T8">current condition of the areas in which the most auspicious neighbourhoods for hotel business are located. This condition </text:span><text:span text:style-name="T9">is related to already existing accommodation facilities and</text:span><text:span text:style-name="T8"> was estimated with the help of such parameters as Occ (occupation), RevPAR (Revenue per Available Room) and ADR (Average Daily Rate). </text:span></text:p>
      <text:h text:style-name="P2" text:outline-level="3"><text:soft-page-break/>1.3. Interest</text:h>
      <text:p text:style-name="P3">The goal of this project is to estimate the most auspicious locations in Alberta, Canada for opening a new hotel. Thus, the results of the project might interest investors who would like to open a new hotel in the Canadian province of Alberta, <text:span text:style-name="T1">however, the project will not provide the investors of a guaranteed result. The analysis can give only a suggestion of a potentially auspicious loc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3T11:22:21.761337431</meta:creation-date>
    <meta:generator>LibreOffice/6.4.6.2$Linux_X86_64 LibreOffice_project/40$Build-2</meta:generator>
    <dc:date>2021-03-03T11:23:22.662512155</dc:date>
    <meta:editing-duration>PT1M1S</meta:editing-duration>
    <meta:editing-cycles>1</meta:editing-cycles>
    <meta:document-statistic meta:table-count="0" meta:image-count="0" meta:object-count="0" meta:page-count="2" meta:paragraph-count="12" meta:word-count="529" meta:character-count="3302" meta:non-whitespace-character-count="2780"/>
  </office:meta>
</office:document-meta>
</file>